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8.45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5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"/>
    <style:style style:name="ce16" style:family="table-cell" style:parent-style-name="Default" style:data-style-name="N116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/>
    </style:style>
    <style:style style:name="ce1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/>
    <style:style style:name="ce20" style:family="table-cell" style:parent-style-name="Default" style:data-style-name="N113"/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ALIBRA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 table:number-columns-spanned="13" table:number-rows-spanned="1">
            <text:p>ALL THE CALIBRATION PARAMETERS HAVE BEEN EXTRACTED FROM RUN 02464</text:p>
          </table:table-cell>
          <table:covered-table-cell table:number-columns-repeated="7" table:style-name="ce2"/>
          <table:covered-table-cell/>
          <table:covered-table-cell table:number-columns-repeated="2" table:style-name="ce2"/>
          <table:covered-table-cell table:number-columns-repeated="2"/>
        </table:table-row>
        <table:table-row table:style-name="ro2">
          <table:table-cell table:style-name="ce2" office:value-type="string" calcext:value-type="string">
            <text:p>Target(1)</text:p>
          </table:table-cell>
          <table:table-cell table:style-name="ce2" office:value-type="string" calcext:value-type="string">
            <text:p>24Mg</text:p>
          </table:table-cell>
          <table:table-cell table:style-name="ce2" office:value-type="string" calcext:value-type="string">
            <text:p>22341.92265(17)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Beam(2)</text:p>
          </table:table-cell>
          <table:table-cell table:style-name="ce2" office:value-type="string" calcext:value-type="string">
            <text:p>4He</text:p>
          </table:table-cell>
          <table:table-cell table:style-name="ce2" office:value-type="string" calcext:value-type="string">
            <text:p>3728.400952(28)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Projectile(3)</text:p>
          </table:table-cell>
          <table:table-cell table:style-name="ce2" office:value-type="string" calcext:value-type="string">
            <text:p>4He</text:p>
          </table:table-cell>
          <table:table-cell table:style-name="ce2" office:value-type="string" calcext:value-type="string">
            <text:p>3728.400952(28)</text:p>
          </table:table-cell>
          <table:table-cell table:style-name="ce2" table:number-columns-repeated="2"/>
          <table:table-cell table:style-name="ce2" office:value-type="string" calcext:value-type="string">
            <text:p>BEAM ENERGY at the entrance</text:p>
          </table:table-cell>
          <table:table-cell table:style-name="ce2" office:value-type="float" office:value="117.88" calcext:value-type="float">
            <text:p>117.88</text:p>
          </table:table-cell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Residual(4)</text:p>
          </table:table-cell>
          <table:table-cell table:style-name="ce2" office:value-type="string" calcext:value-type="string">
            <text:p>24Mg</text:p>
          </table:table-cell>
          <table:table-cell table:style-name="ce2" office:value-type="string" calcext:value-type="string">
            <text:p>22341.92265(17)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Q0</text:p>
          </table:table-cell>
          <table:table-cell table:style-name="ce9"/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1" table:number-rows-spanned="1">
            <text:p>VALUES EXTRACTED FROM SPANC for the downstream value of Qbrho</text:p>
          </table:table-cell>
          <table:covered-table-cell table:number-columns-repeated="10" table:style-name="ce3"/>
          <table:table-cell table:number-columns-repeated="2"/>
        </table:table-row>
        <table:table-row table:style-name="ro2">
          <table:table-cell table:style-name="ce2" office:value-type="float" office:value="117.837304317947" calcext:value-type="float">
            <text:p>117.8373043179</text:p>
          </table:table-cell>
          <table:table-cell table:style-name="ce2" office:value-type="float" office:value="4.23824" calcext:value-type="float">
            <text:p>4.238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3.592263989251" calcext:value-type="float">
            <text:p>113.5922639893</text:p>
          </table:table-cell>
          <table:table-cell table:style-name="ce2" office:value-type="float" office:value="-0.000000000000327530166029798" calcext:value-type="float">
            <text:p>-3.27530166029798E-13</text:p>
          </table:table-cell>
          <table:table-cell table:style-name="ce2" office:value-type="float" office:value="0.00680032869786373" calcext:value-type="float">
            <text:p>0.0068003287</text:p>
          </table:table-cell>
          <table:table-cell table:style-name="ce2" office:value-type="float" office:value="1.38054422864893" calcext:value-type="float">
            <text:p>1.3805442286</text:p>
          </table:table-cell>
          <table:table-cell office:value-type="float" office:value="-0" calcext:value-type="float">
            <text:p>0</text:p>
          </table:table-cell>
          <table:table-cell table:style-name="ce2" office:value-type="float" office:value="50.12" calcext:value-type="float">
            <text:p>50.12</text:p>
          </table:table-cell>
          <table:table-cell table:style-name="ce2" office:value-type="float" office:value="3093.23503895635" calcext:value-type="float">
            <text:p>3093.2350389564</text:p>
          </table:table-cell>
          <table:table-cell table:number-columns-repeated="2"/>
        </table:table-row>
        <table:table-row table:style-name="ro2">
          <table:table-cell table:style-name="ce2" office:value-type="float" office:value="117.837304317947" calcext:value-type="float">
            <text:p>117.8373043179</text:p>
          </table:table-cell>
          <table:table-cell table:style-name="ce2" office:value-type="float" office:value="6.4323" calcext:value-type="float">
            <text:p>6.43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1.389169685794" calcext:value-type="float">
            <text:p>111.3891696858</text:p>
          </table:table-cell>
          <table:table-cell table:style-name="ce2" office:value-type="float" office:value="-0.000000000000209908227231639" calcext:value-type="float">
            <text:p>-2.09908227231639E-13</text:p>
          </table:table-cell>
          <table:table-cell table:style-name="ce2" office:value-type="float" office:value="0.0158346321550198" calcext:value-type="float">
            <text:p>0.0158346322</text:p>
          </table:table-cell>
          <table:table-cell table:style-name="ce2" office:value-type="float" office:value="1.38512069854424" calcext:value-type="float">
            <text:p>1.3851206985</text:p>
          </table:table-cell>
          <table:table-cell office:value-type="float" office:value="-0" calcext:value-type="float">
            <text:p>0</text:p>
          </table:table-cell>
          <table:table-cell table:style-name="ce2" office:value-type="float" office:value="50.12" calcext:value-type="float">
            <text:p>50.12</text:p>
          </table:table-cell>
          <table:table-cell table:style-name="ce2" office:value-type="float" office:value="3062.64616391636" calcext:value-type="float">
            <text:p>3062.6461639164</text:p>
          </table:table-cell>
          <table:table-cell table:number-columns-repeated="2"/>
        </table:table-row>
        <table:table-row table:style-name="ro2">
          <table:table-cell table:style-name="ce2" office:value-type="float" office:value="117.837304317947" calcext:value-type="float">
            <text:p>117.8373043179</text:p>
          </table:table-cell>
          <table:table-cell table:style-name="ce2" office:value-type="float" office:value="9.30539" calcext:value-type="float">
            <text:p>9.305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498290266452" calcext:value-type="float">
            <text:p>108.4982902665</text:p>
          </table:table-cell>
          <table:table-cell table:style-name="ce2" office:value-type="float" office:value="-0.000000000000140919868102764" calcext:value-type="float">
            <text:p>-1.40919868102764E-13</text:p>
          </table:table-cell>
          <table:table-cell table:style-name="ce2" office:value-type="float" office:value="0.0336240514916426" calcext:value-type="float">
            <text:p>0.0336240515</text:p>
          </table:table-cell>
          <table:table-cell table:style-name="ce2" office:value-type="float" office:value="1.39137578084193" calcext:value-type="float">
            <text:p>1.3913757808</text:p>
          </table:table-cell>
          <table:table-cell office:value-type="float" office:value="-0" calcext:value-type="float">
            <text:p>0</text:p>
          </table:table-cell>
          <table:table-cell table:style-name="ce2" office:value-type="float" office:value="50.12" calcext:value-type="float">
            <text:p>50.12</text:p>
          </table:table-cell>
          <table:table-cell table:style-name="ce2" office:value-type="float" office:value="3022.06518133676" calcext:value-type="float">
            <text:p>3022.0651813368</text:p>
          </table:table-cell>
          <table:table-cell table:number-columns-repeated="2"/>
        </table:table-row>
        <table:table-row table:style-name="ro2">
          <table:table-cell table:style-name="ce2" office:value-type="float" office:value="117.837304317947" calcext:value-type="float">
            <text:p>117.8373043179</text:p>
          </table:table-cell>
          <table:table-cell table:style-name="ce2" office:value-type="float" office:value="11.7281" calcext:value-type="float">
            <text:p>11.72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6.055119879988" calcext:value-type="float">
            <text:p>106.05511988</text:p>
          </table:table-cell>
          <table:table-cell table:style-name="ce2" office:value-type="float" office:value="-0.0000000000001092952224848" calcext:value-type="float">
            <text:p>-1.092952224848E-13</text:p>
          </table:table-cell>
          <table:table-cell table:style-name="ce2" office:value-type="float" office:value="0.0540844379611372" calcext:value-type="float">
            <text:p>0.054084438</text:p>
          </table:table-cell>
          <table:table-cell table:style-name="ce2" office:value-type="float" office:value="1.39689820638619" calcext:value-type="float">
            <text:p>1.3968982064</text:p>
          </table:table-cell>
          <table:table-cell office:value-type="float" office:value="-0" calcext:value-type="float">
            <text:p>0</text:p>
          </table:table-cell>
          <table:table-cell table:style-name="ce2" office:value-type="float" office:value="50.12" calcext:value-type="float">
            <text:p>50.12</text:p>
          </table:table-cell>
          <table:table-cell table:style-name="ce2" office:value-type="float" office:value="2987.36344009224" calcext:value-type="float">
            <text:p>2987.3634400922</text:p>
          </table:table-cell>
          <table:table-cell table:number-columns-repeated="2"/>
        </table:table-row>
        <table:table-row table:style-name="ro1">
          <table:table-cell table:style-name="ce2" table:number-columns-repeated="8"/>
          <table:table-cell/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11" table:number-rows-spanned="1">
            <text:p>VALUES EXTRACTED FROM the FIT of the DATA</text:p>
          </table:table-cell>
          <table:covered-table-cell table:number-columns-repeated="7"/>
          <table:covered-table-cell table:style-name="ce4"/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AK 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TEP SIZE</text:p>
          </table:table-cell>
          <table:table-cell table:style-name="ce4" office:value-type="string" calcext:value-type="string">
            <text:p>FIRST DERIVATIV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</text:p>
          </table:table-cell>
          <table:table-cell table:style-name="ce10" office:value-type="float" office:value="1385.59" calcext:value-type="float">
            <text:p>1.39E+03</text:p>
          </table:table-cell>
          <table:table-cell table:style-name="ce10" office:value-type="float" office:value="27.0456" calcext:value-type="float">
            <text:p>2.70E+01</text:p>
          </table:table-cell>
          <table:table-cell table:style-name="ce10" office:value-type="float" office:value="0.000557161" calcext:value-type="float">
            <text:p>5.57E-04</text:p>
          </table:table-cell>
          <table:table-cell table:style-name="ce10" office:value-type="float" office:value="-0.0000000628477" calcext:value-type="float">
            <text:p>-6.28E-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style-name="ce10" office:value-type="float" office:value="746.558" calcext:value-type="float">
            <text:p>7.47E+02</text:p>
          </table:table-cell>
          <table:table-cell table:style-name="ce10" office:value-type="float" office:value="0.021597" calcext:value-type="float">
            <text:p>2.16E-02</text:p>
          </table:table-cell>
          <table:table-cell table:style-name="ce10" office:value-type="float" office:value="0.000000438149" calcext:value-type="float">
            <text:p>4.38E-07</text:p>
          </table:table-cell>
          <table:table-cell table:style-name="ce10" office:value-type="float" office:value="0.000212121" calcext:value-type="float">
            <text:p>2.12E-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gma</text:p>
          </table:table-cell>
          <table:table-cell table:style-name="ce10" office:value-type="float" office:value="1.4507" calcext:value-type="float">
            <text:p>1.45E+00</text:p>
          </table:table-cell>
          <table:table-cell table:style-name="ce10" office:value-type="float" office:value="0.019868" calcext:value-type="float">
            <text:p>1.99E-02</text:p>
          </table:table-cell>
          <table:table-cell table:style-name="ce10" office:value-type="float" office:value="-0.000000116498" calcext:value-type="float">
            <text:p>-1.16E-07</text:p>
          </table:table-cell>
          <table:table-cell table:style-name="ce10" office:value-type="float" office:value="0.00273031" calcext:value-type="float">
            <text:p>2.73E-03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AK 2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</text:p>
          </table:table-cell>
          <table:table-cell table:style-name="ce10" office:value-type="float" office:value="2428.74" calcext:value-type="float">
            <text:p>2.43E+03</text:p>
          </table:table-cell>
          <table:table-cell table:style-name="ce10" office:value-type="float" office:value="37.2127" calcext:value-type="float">
            <text:p>3.72E+01</text:p>
          </table:table-cell>
          <table:table-cell table:style-name="ce10" office:value-type="float" office:value="-0.000166454" calcext:value-type="float">
            <text:p>-1.66E-04</text:p>
          </table:table-cell>
          <table:table-cell table:style-name="ce10" office:value-type="float" office:value="0.00000000250816" calcext:value-type="float">
            <text:p>2.51E-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style-name="ce10" office:value-type="float" office:value="634.11" calcext:value-type="float">
            <text:p>6.34E+02</text:p>
          </table:table-cell>
          <table:table-cell table:style-name="ce10" office:value-type="float" office:value="0.0156579" calcext:value-type="float">
            <text:p>1.57E-02</text:p>
          </table:table-cell>
          <table:table-cell table:style-name="ce10" office:value-type="float" office:value="-0.0000000192241" calcext:value-type="float">
            <text:p>-1.92E-08</text:p>
          </table:table-cell>
          <table:table-cell table:style-name="ce10" office:value-type="float" office:value="0.0000941642" calcext:value-type="float">
            <text:p>9.42E-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gma</text:p>
          </table:table-cell>
          <table:table-cell table:style-name="ce10" office:value-type="float" office:value="1.25231" calcext:value-type="float">
            <text:p>1.25E+00</text:p>
          </table:table-cell>
          <table:table-cell table:style-name="ce10" office:value-type="float" office:value="0.0127614" calcext:value-type="float">
            <text:p>1.28E-02</text:p>
          </table:table-cell>
          <table:table-cell table:style-name="ce10" office:value-type="float" office:value="0.00000000748288" calcext:value-type="float">
            <text:p>7.48E-09</text:p>
          </table:table-cell>
          <table:table-cell table:style-name="ce10" office:value-type="float" office:value="0.000779033" calcext:value-type="float">
            <text:p>7.79E-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AK 3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</text:p>
          </table:table-cell>
          <table:table-cell table:style-name="ce10" office:value-type="float" office:value="534.127" calcext:value-type="float">
            <text:p>5.34E+02</text:p>
          </table:table-cell>
          <table:table-cell table:style-name="ce10" office:value-type="float" office:value="16.709" calcext:value-type="float">
            <text:p>1.67E+01</text:p>
          </table:table-cell>
          <table:table-cell table:style-name="ce10" office:value-type="float" office:value="0.00000939321" calcext:value-type="float">
            <text:p>9.39E-06</text:p>
          </table:table-cell>
          <table:table-cell table:style-name="ce10" office:value-type="float" office:value="-0.00000000287079" calcext:value-type="float">
            <text:p>-2.87E-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style-name="ce10" office:value-type="float" office:value="487.087" calcext:value-type="float">
            <text:p>4.87E+02</text:p>
          </table:table-cell>
          <table:table-cell table:style-name="ce10" office:value-type="float" office:value="0.0328221" calcext:value-type="float">
            <text:p>3.28E-02</text:p>
          </table:table-cell>
          <table:table-cell table:style-name="ce10" office:value-type="float" office:value="0.0000000429108" calcext:value-type="float">
            <text:p>4.29E-08</text:p>
          </table:table-cell>
          <table:table-cell table:style-name="ce10" office:value-type="float" office:value="0.0000166856" calcext:value-type="float">
            <text:p>1.67E-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gma</text:p>
          </table:table-cell>
          <table:table-cell table:style-name="ce10" office:value-type="float" office:value="1.54348" calcext:value-type="float">
            <text:p>1.54E+00</text:p>
          </table:table-cell>
          <table:table-cell table:style-name="ce10" office:value-type="float" office:value="0.0308653" calcext:value-type="float">
            <text:p>3.09E-02</text:p>
          </table:table-cell>
          <table:table-cell table:style-name="ce10" office:value-type="float" office:value="-0.000000000566406" calcext:value-type="float">
            <text:p>-5.66E-10</text:p>
          </table:table-cell>
          <table:table-cell table:style-name="ce10" office:value-type="float" office:value="0.000291909" calcext:value-type="float">
            <text:p>2.92E-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AK 3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ant</text:p>
          </table:table-cell>
          <table:table-cell table:style-name="ce10" office:value-type="float" office:value="176.012" calcext:value-type="float">
            <text:p>1.76E+02</text:p>
          </table:table-cell>
          <table:table-cell table:style-name="ce10" office:value-type="float" office:value="10.5609" calcext:value-type="float">
            <text:p>1.06E+01</text:p>
          </table:table-cell>
          <table:table-cell table:style-name="ce10" office:value-type="float" office:value="0.00124532" calcext:value-type="float">
            <text:p>1.25E-03</text:p>
          </table:table-cell>
          <table:table-cell table:style-name="ce10" office:value-type="float" office:value="-0.00000442007" calcext:value-type="float">
            <text:p>-4.42E-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style-name="ce10" office:value-type="float" office:value="364.114" calcext:value-type="float">
            <text:p>3.64E+02</text:p>
          </table:table-cell>
          <table:table-cell table:style-name="ce10" office:value-type="float" office:value="0.0754669" calcext:value-type="float">
            <text:p>7.55E-02</text:p>
          </table:table-cell>
          <table:table-cell table:style-name="ce10" office:value-type="float" office:value="0.0000868117" calcext:value-type="float">
            <text:p>8.68E-05</text:p>
          </table:table-cell>
          <table:table-cell table:style-name="ce10" office:value-type="float" office:value="0.000818317" calcext:value-type="float">
            <text:p>8.18E-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gma</text:p>
          </table:table-cell>
          <table:table-cell table:style-name="ce10" office:value-type="float" office:value="1.57008" calcext:value-type="float">
            <text:p>1.57E+00</text:p>
          </table:table-cell>
          <table:table-cell table:style-name="ce10" office:value-type="float" office:value="0.112406" calcext:value-type="float">
            <text:p>1.12E-01</text:p>
          </table:table-cell>
          <table:table-cell table:style-name="ce10" office:value-type="float" office:value="0.0000096595" calcext:value-type="float">
            <text:p>9.66E-06</text:p>
          </table:table-cell>
          <table:table-cell table:style-name="ce10" office:value-type="float" office:value="0.00197712" calcext:value-type="float">
            <text:p>1.98E-03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6" table:number-rows-spanned="1">
            <text:p>CALCULATION OF THE ENERGY DIFFERENCE btw real value and calibrated one</text:p>
          </table:table-cell>
          <table:covered-table-cell table:style-name="ce6"/>
          <table:covered-table-cell table:number-columns-repeated="4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 calculated</text:p>
          </table:table-cell>
          <table:table-cell office:value-type="string" calcext:value-type="string">
            <text:p>Real Value</text:p>
          </table:table-cell>
          <table:table-cell office:value-type="string" calcext:value-type="string">
            <text:p>DE</text:p>
          </table:table-cell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4.23861" calcext:value-type="float">
            <text:p>4.24E+00</text:p>
          </table:table-cell>
          <table:table-cell table:style-name="ce2" table:formula="of:=[.B43]*1000" office:value-type="float" office:value="4238.61" calcext:value-type="float">
            <text:p>4238.61</text:p>
          </table:table-cell>
          <table:table-cell table:style-name="ce2" office:value-type="float" office:value="4238.24" calcext:value-type="float">
            <text:p>4238.24</text:p>
          </table:table-cell>
          <table:table-cell table:formula="of:=[.C43]-[.D43]" office:value-type="float" office:value="0.369999999999891" calcext:value-type="float">
            <text:p>0.37</text:p>
          </table:table-cell>
          <table:table-cell table:style-name="ce13" table:formula="of:=[.E43]/[.D43]" office:value-type="percentage" office:value="0.0000873003888408397" calcext:value-type="percentage">
            <text:p>0.01%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6.43075" calcext:value-type="float">
            <text:p>6.43E+00</text:p>
          </table:table-cell>
          <table:table-cell table:style-name="ce2" table:formula="of:=[.B44]*1000" office:value-type="float" office:value="6430.75" calcext:value-type="float">
            <text:p>6430.75</text:p>
          </table:table-cell>
          <table:table-cell table:style-name="ce2" office:value-type="float" office:value="6432.3" calcext:value-type="float">
            <text:p>6432.3</text:p>
          </table:table-cell>
          <table:table-cell table:formula="of:=[.C44]-[.D44]" office:value-type="float" office:value="-1.55000000000018" calcext:value-type="float">
            <text:p>-1.55</text:p>
          </table:table-cell>
          <table:table-cell table:style-name="ce13" table:formula="of:=[.E44]/[.D44]" office:value-type="percentage" office:value="-0.000240971347729456" calcext:value-type="percentage">
            <text:p>-0.02%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9.30827" calcext:value-type="float">
            <text:p>9.31E+00</text:p>
          </table:table-cell>
          <table:table-cell table:style-name="ce2" table:formula="of:=[.B45]*1000" office:value-type="float" office:value="9308.27" calcext:value-type="float">
            <text:p>9308.27</text:p>
          </table:table-cell>
          <table:table-cell table:style-name="ce2" office:value-type="float" office:value="9305.39" calcext:value-type="float">
            <text:p>9305.39</text:p>
          </table:table-cell>
          <table:table-cell table:formula="of:=[.C45]-[.D45]" office:value-type="float" office:value="2.88000000000102" calcext:value-type="float">
            <text:p>2.88</text:p>
          </table:table-cell>
          <table:table-cell table:style-name="ce13" table:formula="of:=[.E45]/[.D45]" office:value-type="percentage" office:value="0.000309498043607094" calcext:value-type="percentage">
            <text:p>0.03%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table:style-name="ce10" office:value-type="float" office:value="11.7317" calcext:value-type="float">
            <text:p>1.17E+01</text:p>
          </table:table-cell>
          <table:table-cell table:style-name="ce2" table:formula="of:=[.B46]*1000" office:value-type="float" office:value="11731.7" calcext:value-type="float">
            <text:p>11731.7</text:p>
          </table:table-cell>
          <table:table-cell table:style-name="ce2" office:value-type="float" office:value="11728.1" calcext:value-type="float">
            <text:p>11728.1</text:p>
          </table:table-cell>
          <table:table-cell table:formula="of:=[.C46]-[.D46]" office:value-type="float" office:value="3.60000000000036" calcext:value-type="float">
            <text:p>3.6</text:p>
          </table:table-cell>
          <table:table-cell table:style-name="ce13" table:formula="of:=[.E46]/[.D46]" office:value-type="percentage" office:value="0.000306955090764946" calcext:value-type="percentage">
            <text:p>0.03%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0"/>
          <table:table-cell table:style-name="ce2" table:number-columns-repeated="2"/>
          <table:table-cell/>
          <table:table-cell table:style-name="ce13"/>
          <table:table-cell/>
          <table:table-cell table:style-name="ce4"/>
          <table:table-cell table:number-columns-repeated="4"/>
        </table:table-row>
        <table:table-row table:style-name="ro1">
          <table:table-cell table:style-name="ce7" table:number-columns-repeated="2"/>
          <table:table-cell table:style-name="ce11"/>
          <table:table-cell table:style-name="ce12" table:number-columns-repeated="2"/>
          <table:table-cell table:style-name="ce7"/>
          <table:table-cell table:style-name="ce15"/>
          <table:table-cell table:style-name="Default" table:number-columns-repeated="6"/>
        </table:table-row>
        <table:table-row table:style-name="ro1" table:number-rows-repeated="3">
          <table:table-cell table:style-name="ce7" table:number-columns-repeated="6"/>
          <table:table-cell table:style-name="Default" table:number-columns-repeated="7"/>
        </table:table-row>
        <table:table-row table:style-name="ro1">
          <table:table-cell table:style-name="ce7" table:number-columns-repeated="3"/>
          <table:table-cell table:style-name="ce11" table:number-columns-repeated="2"/>
          <table:table-cell table:style-name="ce14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7" table:number-columns-repeated="3"/>
          <table:table-cell table:style-name="ce11"/>
          <table:table-cell table:style-name="ce7"/>
          <table:table-cell table:style-name="ce14"/>
          <table:table-cell table:style-name="ce16"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ce11"/>
          <table:table-cell table:style-name="ce7"/>
          <table:table-cell table:style-name="ce14"/>
          <table:table-cell table:style-name="ce16"/>
          <table:table-cell table:style-name="Default" table:number-columns-repeated="6"/>
        </table:table-row>
        <table:table-row table:style-name="ro1" table:number-rows-repeated="4">
          <table:table-cell table:style-name="Default" table:number-columns-repeated="13"/>
        </table:table-row>
        <table:table-row table:style-name="ro1" table:number-rows-repeated="4">
          <table:table-cell table:style-name="ce8" table:number-columns-repeated="11"/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13"/>
        </table:table-row>
        <table:table-row table:style-name="ro1" table:number-rows-repeated="3">
          <table:table-cell table:style-name="ce8" table:number-columns-repeated="11"/>
          <table:table-cell table:style-name="Default" table:number-columns-repeated="2"/>
        </table:table-row>
        <table:table-row table:style-name="ro1">
          <table:table-cell table:style-name="ce8" table:number-columns-repeated="11"/>
          <table:table-cell table:style-name="Default" table:number-columns-repeated="2"/>
        </table:table-row>
      </table:table>
      <table:table table:name="KINEMATICS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7" office:value-type="string" calcext:value-type="string" table:number-columns-spanned="3" table:number-rows-spanned="1">
            <text:p>KINEMATICS CALCULATION</text:p>
          </table:table-cell>
          <table:covered-table-cell table:number-columns-repeated="2"/>
          <table:table-cell/>
          <table:table-cell table:style-name="ce17" office:value-type="string" calcext:value-type="string" table:number-columns-spanned="3" table:number-rows-spanned="1">
            <text:p>KINEMATICS CALCULATION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19" office:value-type="float" office:value="299792458" calcext:value-type="float">
            <text:p>3.00E+08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9" office:value-type="float" office:value="299792458" calcext:value-type="float">
            <text:p>3.00E+08</text:p>
          </table:table-cell>
        </table:table-row>
        <table:table-row table:style-name="ro1">
          <table:table-cell/>
          <table:table-cell table:style-name="ce18" office:value-type="float" office:value="3000" calcext:value-type="float">
            <text:p>3000</text:p>
          </table:table-cell>
          <table:table-cell office:value-type="string" calcext:value-type="string">
            <text:p>rig</text:p>
          </table:table-cell>
          <table:table-cell table:formula="of:=[.B3]*[.D2]/1000000000" office:value-type="float" office:value="899.377374" calcext:value-type="float">
            <text:p>899.377374</text:p>
          </table:table-cell>
          <table:table-cell/>
          <table:table-cell table:style-name="ce18" office:value-type="float" office:value="3000" calcext:value-type="float">
            <text:p>3000</text:p>
          </table:table-cell>
          <table:table-cell office:value-type="string" calcext:value-type="string">
            <text:p>rig</text:p>
          </table:table-cell>
          <table:table-cell table:formula="of:=[.F3]*[.H2]/1000000000" office:value-type="float" office:value="899.377374" calcext:value-type="float">
            <text:p>899.3773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20" table:formula="of:=SQRT([.D10]*([.D10]+2*[.D16]))" office:value-type="float" office:value="944.935713603587" calcext:value-type="float">
            <text:p>944.936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style-name="ce20" table:formula="of:=SQRT([.H10]*([.H10]+2*[.H16]))" office:value-type="float" office:value="943.64456296264" calcext:value-type="float">
            <text:p>943.6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20" table:formula="of:=[.B3]*[.D2]/1000000000" office:value-type="float" office:value="899.377374" calcext:value-type="float">
            <text:p>899.377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style-name="ce20" table:formula="of:=[.F3]*[.H2]/1000000000" office:value-type="float" office:value="899.377374" calcext:value-type="float">
            <text:p>899.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20" table:formula="of:=[.D5]-[.D7]" office:value-type="float" office:value="45.558339603587" calcext:value-type="float">
            <text:p>45.558</text:p>
          </table:table-cell>
          <table:table-cell table:number-columns-repeated="2"/>
          <table:table-cell office:value-type="string" calcext:value-type="string">
            <text:p>p4</text:p>
          </table:table-cell>
          <table:table-cell table:style-name="ce20" table:formula="of:=[.H5]-[.H7]" office:value-type="float" office:value="44.26718896264" calcext:value-type="float">
            <text:p>44.2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style-name="ce21" office:value-type="float" office:value="117.88" calcext:value-type="float">
            <text:p>117.88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style-name="ce21" office:value-type="float" office:value="117.563" calcext:value-type="float">
            <text:p>117.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table:style-name="ce20" table:formula="of:=SQRT([.D3]^2+[.D18]^2)-[.D18]" office:value-type="float" office:value="106.941708015875" calcext:value-type="float">
            <text:p>106.94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style-name="ce20" table:formula="of:=SQRT([.H3]^2+[.H18]^2)-[.H18]" office:value-type="float" office:value="106.941708015875" calcext:value-type="float">
            <text:p>106.9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table:style-name="ce20" table:formula="of:=SQRT([.D8]^2+[.D19]^2)-[.D19]" office:value-type="float" office:value="0.0464499000918295" calcext:value-type="float">
            <text:p>0.046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style-name="ce20" table:formula="of:=SQRT([.H8]^2+[.H19]^2)-[.H19]" office:value-type="float" office:value="0.0404828402570274" calcext:value-type="float">
            <text:p>0.04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style-name="ce21" office:value-type="float" office:value="3728.400952" calcext:value-type="float">
            <text:p>3728.400952</text:p>
          </table:table-cell>
          <table:table-cell table:number-columns-repeated="2"/>
          <table:table-cell office:value-type="string" calcext:value-type="string">
            <text:p>m1</text:p>
          </table:table-cell>
          <table:table-cell table:style-name="ce21" office:value-type="float" office:value="3728.400952" calcext:value-type="float">
            <text:p>3728.400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2</text:p>
          </table:table-cell>
          <table:table-cell table:style-name="ce21" office:value-type="float" office:value="22341.92265" calcext:value-type="float">
            <text:p>22341.92265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style-name="ce21" office:value-type="float" office:value="24202.62965" calcext:value-type="float">
            <text:p>24202.62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table:style-name="ce21" office:value-type="float" office:value="3728.400952" calcext:value-type="float">
            <text:p>3728.400952</text:p>
          </table:table-cell>
          <table:table-cell table:number-columns-repeated="2"/>
          <table:table-cell office:value-type="string" calcext:value-type="string">
            <text:p>m3</text:p>
          </table:table-cell>
          <table:table-cell table:style-name="ce21" office:value-type="float" office:value="3728.400952" calcext:value-type="float">
            <text:p>3728.400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 table:style-name="ce21" office:value-type="float" office:value="22341.92265" calcext:value-type="float">
            <text:p>22341.92265</text:p>
          </table:table-cell>
          <table:table-cell table:number-columns-repeated="2"/>
          <table:table-cell office:value-type="string" calcext:value-type="string">
            <text:p>m4</text:p>
          </table:table-cell>
          <table:table-cell table:style-name="ce21" office:value-type="float" office:value="24202.62965" calcext:value-type="float">
            <text:p>24202.6296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formula="of:=[.D10]-[.D12]-[.D13]" office:value-type="float" office:value="10.8918420840336" calcext:value-type="float">
            <text:p>10.891842084</text:p>
          </table:table-cell>
          <table:table-cell table:number-columns-repeated="2"/>
          <table:table-cell office:value-type="string" calcext:value-type="string">
            <text:p>Ex</text:p>
          </table:table-cell>
          <table:table-cell table:formula="of:=[.H10]-[.H12]-[.H13]" office:value-type="float" office:value="10.5808091438684" calcext:value-type="float">
            <text:p>10.5808091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percentage-style style:name="N114">
      <number:number number:decimal-places="3" loext:min-decimal-places="3" number:min-integer-digits="1"/>
      <number:text>%</number:text>
    </number:percentage-style>
    <number:percentage-style style:name="N115">
      <number:number number:decimal-places="4" loext:min-decimal-places="4" number:min-integer-digits="1"/>
      <number:text>%</number:text>
    </number:percentage-style>
    <number:percentage-style style:name="N116">
      <number:number number:decimal-places="5" loext:min-decimal-places="5" number:min-integer-digits="1"/>
      <number:text>%</number:text>
    </number:percentage-style>
    <number:number-style style:name="N117">
      <number:number number:decimal-places="9" loext:min-decimal-places="9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44:55.740272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40:34.196865904</meta:creation-date>
    <dc:date>2017-04-05T16:36:28.088291788</dc:date>
    <meta:editing-duration>P2DT3H58M2S</meta:editing-duration>
    <meta:editing-cycles>22</meta:editing-cycles>
    <meta:generator>LibreOffice/5.1.6.2$Linux_X86_64 LibreOffice_project/10m0$Build-2</meta:generator>
    <meta:document-statistic meta:table-count="2" meta:cell-count="232" meta:object-count="0"/>
  </office:meta>
</office:document-meta>
</file>